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rl-tb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1.667cm" svg:x="1.231cm" svg:y="0.2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1.231cm" svg:y1="1.929cm" svg:x2="1.607cm" svg:y2="1.543cm">
          <text:p/>
        </draw:line>
        <draw:line draw:style-name="gr2" draw:text-style-name="P1" draw:layer="layout" svg:x1="1.231cm" svg:y1="1.929cm" svg:x2="1.231cm" svg:y2="1.462cm">
          <text:p/>
        </draw:line>
        <draw:line draw:style-name="gr2" draw:text-style-name="P1" draw:layer="layout" svg:x1="1.231cm" svg:y1="1.929cm" svg:x2="1.75cm" svg:y2="1.93cm">
          <text:p/>
        </draw:line>
        <draw:frame draw:style-name="gr3" draw:layer="layout" svg:width="0.594cm" svg:height="0.532cm" svg:x="1.29cm" svg:y="1.9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93cm" svg:height="0.532cm" svg:x="1.616cm" svg:y="0.93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56cm" svg:height="0.533cm" svg:x="0.751cm" svg:y="1.45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1.648cm" svg:y1="1.523cm" svg:x2="1.211cm" svg:y2="1.95cm">
          <text:p/>
        </draw:line>
        <draw:line draw:style-name="gr4" draw:text-style-name="P1" draw:layer="layout" svg:x1="1.648cm" svg:y1="1.513cm" svg:x2="3.456cm" svg:y2="1.502cm">
          <text:p/>
        </draw:line>
        <draw:line draw:style-name="gr4" draw:text-style-name="P1" draw:layer="layout" svg:x1="1.638cm" svg:y1="0.243cm" svg:x2="1.668cm" svg:y2="1.502cm">
          <text:p/>
        </draw:line>
        <draw:line draw:style-name="gr2" draw:text-style-name="P1" draw:layer="layout" svg:x1="6.086cm" svg:y1="1.788cm" svg:x2="8.118cm" svg:y2="1.788cm">
          <text:p/>
        </draw:line>
        <draw:frame draw:style-name="gr3" draw:layer="layout" svg:width="0.506cm" svg:height="0.469cm" svg:x="5.283cm" svg:y="0.9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3" draw:layer="layout" svg:width="3.448cm" svg:height="1.353cm" svg:x="5.137cm" svg:y="0.264cm">
          <draw:text-box>
            <text:p text:style-name="P2"><text:span text:style-name="T1">دائیں جانب کی سمت میں</text:span></text:p>
            <text:p text:style-name="P2"><text:span text:style-name="T1"><text:s/>چار نیوٹن کی طاقت</text:span></text:p>
          </draw:text-box>
        </draw:frame>
        <draw:frame draw:style-name="gr5" draw:text-style-name="P3" draw:layer="layout" svg:width="4.155cm" svg:height="1.353cm" svg:x="0.07cm" svg:y="2.349cm">
          <draw:text-box>
            <text:p text:style-name="P2"><text:span text:style-name="T1">خلاء کی تین سمتیں اکائی ویکٹر </text:span></text:p>
            <text:p text:style-name="P2"><text:span text:style-name="T1">سے ظاہر کئے جاتے ہیں</text:span></text:p>
          </draw:text-box>
        </draw:frame>
        <draw:frame draw:style-name="gr3" draw:layer="layout" svg:width="1.408cm" svg:height="0.53cm" svg:x="5.177cm" svg:y="2.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.129cm" svg:height="0.469cm" svg:x="5.222cm" svg:y="1.9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779cm" svg:height="0.53cm" svg:x="5.186cm" svg:y="2.98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over math:accent="true">
            <math:msub>
              <math:mi>a</math:mi>
              <math:mi>F</math:mi>
            </math:msub>
            <math:mo math:stretchy="false">ˆ</math:mo>
          </math:mover>
        </math:mrow>
      </math:mstyle>
      <math:mo math:stretchy="false">=</math:mo>
      <math:mstyle math:fontweight="bold">
        <math:mrow>
          <math:mover math:accent="true">
            <math:msub>
              <math:mi>a</math:mi>
              <math:mi>x</math:mi>
            </math:msub>
            <math:mo math:stretchy="false">ˆ</math:mo>
          </math:mover>
        </math:mrow>
      </math:mstyle>
    </math:mrow>
    <math:annotation math:encoding="StarMath 5.0">bold hat {a_F}=bold hat {a_{x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F</math:mi>
      </math:mrow>
    </math:mstyle>
    <math:annotation math:encoding="StarMath 5.0">bold F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n>4</math:mn>
    </math:mrow>
    <math:annotation math:encoding="StarMath 5.0">F = 4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F</math:mi>
          </math:mrow>
        </math:mstyle>
        <math:mo math:stretchy="false">=</math:mo>
        <math:mi>F</math:mi>
      </math:mrow>
      <math:mrow>
        <math:mstyle math:fontweight="bold">
          <math:mrow>
            <math:mover math:accent="true">
              <math:msub>
                <math:mi>a</math:mi>
                <math:mi>F</math:mi>
              </math:msub>
              <math:mo math:stretchy="false">ˆ</math:mo>
            </math:mover>
          </math:mrow>
        </math:mstyle>
        <math:mo math:stretchy="false">=</math:mo>
        <math:mn>4</math:mn>
      </math:mrow>
      <math:mstyle math:fontweight="bold">
        <math:mrow>
          <math:mover math:accent="true">
            <math:msub>
              <math:mi>a</math:mi>
              <math:mi>x</math:mi>
            </math:msub>
            <math:mo math:stretchy="false">ˆ</math:mo>
          </math:mover>
        </math:mrow>
      </math:mstyle>
    </math:mrow>
    <math:annotation math:encoding="StarMath 5.0">bold F = F bold hat {a_F} = 4 bold hat {a_{x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x</math:mi>
          </math:msub>
          <math:mo math:stretchy="false">ˆ</math:mo>
        </math:mover>
      </math:mrow>
    </math:mstyle>
    <math:annotation math:encoding="StarMath 5.0">bold hat{a_{x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y</math:mi>
          </math:msub>
          <math:mo math:stretchy="false">ˆ</math:mo>
        </math:mover>
      </math:mrow>
    </math:mstyle>
    <math:annotation math:encoding="StarMath 5.0">bold hat{a_{y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z</math:mi>
          </math:msub>
          <math:mo math:stretchy="false">ˆ</math:mo>
        </math:mover>
      </math:mrow>
    </math:mstyle>
    <math:annotation math:encoding="StarMath 5.0">bold hat{a_{z}}</math:annotation>
  </math:semantics>
</math:math>
</file>